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  <style:font-face style:name="Broadway" svg:font-family="Broadway"/>
    <style:font-face style:name="Century Gothic1" svg:font-family="&quot;Century Gothic1&quot;"/>
    <style:font-face style:name="Century Gothic" svg:font-family="&quot;Century Gothic&quot;"/>
    <style:font-face style:name="Arial Narrow" svg:font-family="&quot;Arial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1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fo:color="#000000" style:font-name="Arial1" style:font-name-asian="Arial1" style:font-name-complex="Arial1"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able-cell-properties fo:background-color="transparent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22" style:family="table-cell" style:parent-style-name="Default" style:data-style-name="N3"/>
    <style:style style:name="ce23" style:family="table-cell" style:parent-style-name="Default" style:data-style-name="N36">
      <style:table-cell-properties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24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">
      <style:table-cell-properties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cell-protect="protected"/>
      <style:text-properties style:font-name="Broadway" style:font-name-asian="Broadway" style:font-name-complex="Broadway" fo:font-size="22pt" style:font-size-asian="22pt" style:font-size-complex="22pt" fo:font-weight="bold" style:font-weight-asian="bold" style:font-weight-complex="bold" style:font-family-generic="decorative"/>
    </style:style>
    <style:style style:name="ce29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style:text-underline-style="solid" style:text-underline-type="single" style:font-family-generic="swiss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5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37" style:family="table-cell" style:parent-style-name="Default" style:data-style-name="N1">
      <style:table-cell-properties fo:border-top="none" fo:border-bottom="none" fo:border-left="thin solid #000000" fo:border-right="thin solid #000000"/>
    </style:style>
    <style:style style:name="ce38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39" style:family="table-cell" style:parent-style-name="Default" style:data-style-name="N3"/>
    <style:style style:name="ce4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1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style:font-name="Century Gothic1" style:font-name-asian="Century Gothic1" style:font-name-complex="Century Gothic1" fo:font-size="10pt" style:font-size-asian="10pt" style:font-size-complex="10pt"/>
    </style:style>
    <style:style style:name="ce42" style:family="table-cell" style:parent-style-name="Default" style:data-style-name="N3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43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4" style:family="table-cell" style:parent-style-name="Default" style:data-style-name="N37">
      <style:table-cell-properties fo:border-top="none" fo:border-bottom="none" fo:border-left="thin solid #000000" fo:border-right="thin solid #000000"/>
    </style:style>
    <style:style style:name="ce45" style:family="table-cell" style:parent-style-name="Default" style:data-style-name="N0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3">
      <style:table-cell-properties fo:border-top="thin solid #3D3D3D" fo:border-bottom="thin solid #3D3D3D" fo:border-left="none" fo:border-right="none"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"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">
      <style:table-cell-properties style:vertical-align="automatic" fo:background-color="transparent" style:cell-protect="protected"/>
      <style:text-properties style:font-name="Century Gothic1" style:font-name-asian="Century Gothic1" style:font-name-complex="Century Gothic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">
      <style:table-cell-properties style:vertical-align="automatic" fo:background-color="transparent" style:cell-protect="protected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4" style:family="table-cell" style:parent-style-name="Default" style:data-style-name="N0"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58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36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5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7" style:family="table-cell" style:parent-style-name="Default" style:data-style-name="N2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78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00B0F0" style:repeat-content="false"/>
      <style:paragraph-properties fo:text-align="end" fo:margin-right="0cm"/>
    </style:style>
    <style:style style:name="ce80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1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3" style:family="table-cell" style:parent-style-name="Default" style:data-style-name="N3">
      <style:table-cell-properties fo:border-top="none" fo:border-bottom="none" fo:border-left="none" fo:border-right="thin solid #000000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Default" style:data-style-name="N3">
      <style:table-cell-properties fo:border-top="none" fo:border-bottom="thin solid #3D3D3D" fo:border-left="none" fo:border-right="thin solid #000000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Default" style:data-style-name="N3">
      <style:table-cell-properties fo:border-top="none" fo:border-bottom="none" fo:border-left="none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">
      <style:table-cell-properties fo:border-top="thin solid #3D3D3D" fo:border-bottom="thin double #000000" fo:border-left="none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3D3D3D" fo:border-bottom="thin solid #3D3D3D" fo:border-left="none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3D3D3D" fo:border-bottom="thin solid #000000" fo:border-left="none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0pt" style:font-size-asian="10pt" style:font-size-complex="10pt" style:font-family-generic="swiss"/>
    </style:style>
    <style:style style:name="ce90" style:family="table-cell" style:parent-style-name="Default" style:data-style-name="N4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0pt" style:font-size-asian="10pt" style:font-size-complex="10pt" style:font-family-generic="swiss"/>
    </style:style>
    <style:style style:name="ce91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0pt" style:font-size-asian="10pt" style:font-size-complex="10pt" style:text-underline-style="solid" style:text-underline-type="single" style:font-family-generic="swiss"/>
    </style:style>
    <style:style style:name="ce9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9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95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ce9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ce97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98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0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0pt" style:font-size-asian="10pt" style:font-size-complex="10pt" style:text-underline-style="solid" style:text-underline-type="single" style:font-family-generic="swiss"/>
    </style:style>
    <style:style style:name="ce102" style:family="table-cell" style:parent-style-name="Default" style:data-style-name="N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3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04" style:family="table-cell" style:parent-style-name="Default" style:data-style-name="N3">
      <style:table-cell-properties fo:border-top="none" fo:border-bottom="thin solid #3D3D3D" fo:border-left="thin solid #000000" fo:border-right="thin solid #000000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05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3">
      <style:table-cell-properties fo:border-top="thin solid #3D3D3D" fo:border-bottom="thin double #000000" fo:border-left="thin solid #000000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3">
      <style:table-cell-properties fo:border-top="thin solid #3D3D3D" fo:border-bottom="thin solid #3D3D3D" fo:border-left="thin solid #000000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3">
      <style:table-cell-properties fo:border-top="thin solid #3D3D3D" fo:border-bottom="thin solid #000000" fo:border-left="thin solid #000000" fo:border-right="thin solid #000000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2" style:family="table-cell" style:parent-style-name="Default" style:data-style-name="N39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4" style:family="table-cell" style:parent-style-name="Default" style:data-style-name="N2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5" style:family="table-cell" style:parent-style-name="Default" style:data-style-name="N4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0pt" style:font-size-asian="10pt" style:font-size-complex="10pt" style:font-family-generic="swiss"/>
    </style:style>
    <style:style style:name="ce1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ce118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size="10pt" style:font-size-asian="10pt" style:font-size-complex="10pt" style:font-family-generic="swiss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22" style:family="table-cell" style:parent-style-name="Default" style:data-style-name="N0">
      <style:table-cell-properties style:vertical-align="middle"/>
      <style:text-properties fo:color="#FF0000" style:font-name="Calibri" style:font-name-asian="Calibri" style:font-name-complex="Calibri" style:font-family-generic="swiss"/>
    </style:style>
    <style:style style:name="ce123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2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27" style:family="table-cell" style:parent-style-name="Default" style:data-style-name="N0">
      <style:table-cell-properties fo:background-color="transparent"/>
      <style:text-properties fo:color="#000000"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0">
      <style:table-cell-properties fo:background-color="transparent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 fo:background-color="#00B0F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7.91104166666667cm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1.031875cm"/>
    </style:style>
    <style:style style:name="co10" style:family="table-column">
      <style:table-column-properties fo:break-before="auto" style:column-width="16.430625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8.73125cm"/>
    </style:style>
    <style:style style:name="co13" style:family="table-column">
      <style:table-column-properties fo:break-before="auto" style:column-width="2.91041666666667cm" style:use-optimal-column-width="true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.61395833333333cm" style:use-optimal-column-width="true"/>
    </style:style>
    <style:style style:name="co16" style:family="table-column">
      <style:table-column-properties fo:break-before="auto" style:column-width="1.825625cm"/>
    </style:style>
    <style:style style:name="co17" style:family="table-column">
      <style:table-column-properties fo:break-before="auto" style:column-width="2.169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8.1pt" style:use-optimal-row-height="false" fo:break-before="auto"/>
    </style:style>
    <style:style style:name="ro5" style:family="table-row">
      <style:table-row-properties style:row-height="22.5pt" style:use-optimal-row-height="true" fo:break-before="auto"/>
    </style:style>
    <style:style style:name="ro6" style:family="table-row">
      <style:table-row-properties style:row-height="33.75pt" style:use-optimal-row-height="true" fo:break-before="auto"/>
    </style:style>
    <style:style style:name="ro7" style:family="table-row">
      <style:table-row-properties style:row-height="56.2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27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0.25pt" style:use-optimal-row-height="false" fo:break-before="auto"/>
    </style:style>
    <style:style style:name="ro13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1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  <style:map style:condition="of:cell-content()&gt;10%" style:apply-style-name="cf1" style:base-cell-address="BG.E8"/>
    </style:style>
    <style:style style:name="ce132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  <style:map style:condition="of:cell-content()&gt;10%" style:apply-style-name="cf1" style:base-cell-address="BG.E8"/>
    </style:style>
    <style:style style:name="ce133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8pt" style:font-size-asian="8pt" style:font-size-complex="8pt"/>
      <style:map style:condition="of:cell-content()&gt;10%" style:apply-style-name="cf1" style:base-cell-address="BG.E8"/>
    </style:style>
    <style:style style:name="ce134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map style:condition="of:cell-content()&gt;17000" style:apply-style-name="cf1"/>
      <style:map style:condition="of:cell-content()&lt;-17000" style:apply-style-name="cf1"/>
      <style:map style:condition="of:cell-content-is-between(-17000,17000)" style:apply-style-name="cf3"/>
      <style:map style:condition="of:cell-content()=0" style:apply-style-name="cf2"/>
    </style:style>
    <style:style style:name="ce135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00B0F0" style:repeat-content="false"/>
      <style:paragraph-properties fo:text-align="end" fo:margin-right="0cm"/>
      <style:map style:condition="of:cell-content()&gt;17000" style:apply-style-name="cf1"/>
      <style:map style:condition="of:cell-content()&lt;-17000" style:apply-style-name="cf1"/>
      <style:map style:condition="of:cell-content-is-between(-17000,17000)" style:apply-style-name="cf3"/>
      <style:map style:condition="of:cell-content()=0" style:apply-style-name="cf2"/>
    </style:style>
    <style:style style:name="ce136" style:family="table-cell" style:parent-style-name="Default" style:data-style-name="N37">
      <style:table-cell-properties fo:border-top="none" fo:border-bottom="none" fo:border-left="thin solid #000000" fo:border-right="thin solid #000000"/>
      <style:map style:condition="of:cell-content()&gt;10%" style:apply-style-name="cf1" style:base-cell-address="ER.E10"/>
      <style:map style:condition="of:cell-content()&lt;-10%" style:apply-style-name="cf1" style:base-cell-address="ER.E10"/>
      <style:map style:condition="of:cell-content-is-between(-10%,10%)" style:apply-style-name="cf3" style:base-cell-address="ER.E10"/>
    </style:style>
    <style:style style:name="ce137" style:family="table-cell" style:parent-style-name="Default" style:data-style-name="N3">
      <style:table-cell-properties fo:border-top="none" fo:border-bottom="none" fo:border-left="thin solid #000000" fo:border-right="thin solid #000000"/>
      <style:map style:condition="of:cell-content()&gt;17000" style:apply-style-name="cf1"/>
      <style:map style:condition="of:cell-content()&lt;-17000" style:apply-style-name="cf1"/>
      <style:map style:condition="of:cell-content-is-between(-17000,17000)" style:apply-style-name="cf3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grama_de_auditoria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6368" table:default-cell-style-name="ce1"/>
        <table:table-row table:style-name="ro1">
          <table:table-cell table:number-columns-repeated="13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style-name="ce3"/>
          <table:table-cell office:value-type="string" table:number-columns-spanned="14" table:number-rows-spanned="1" table:style-name="ce6">
            <text:p>PROGRAMA DE AUDITORIA PARA REVISIÓN ANALÍTICA DE LOS ESTADOS FINANCIEROS</text:p>
          </table:table-cell>
          <table:covered-table-cell table:number-columns-repeated="13"/>
          <table:table-cell table:style-name="ce3"/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Cliente:</text:p>
          </table:table-cell>
          <table:table-cell office:value-type="string" table:number-columns-spanned="8" table:number-rows-spanned="1" table:style-name="ce113">
            <text:p>VISACOM S.A</text:p>
          </table:table-cell>
          <table:covered-table-cell table:number-columns-repeated="7"/>
          <table:table-cell office:value-type="string" table:number-columns-spanned="3" table:number-rows-spanned="1" table:style-name="ce109">
            <text:p>P/T:</text:p>
          </table:table-cell>
          <table:covered-table-cell table:number-columns-repeated="2"/>
          <table:table-cell table:number-columns-spanned="2" table:number-rows-spanned="1" table:style-name="ce9"/>
          <table:covered-table-cell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Sección:</text:p>
          </table:table-cell>
          <table:table-cell office:value-type="string" table:number-columns-spanned="8" table:number-rows-spanned="1" table:style-name="ce113">
            <text:p>Fase 1 – Planeación y Riesgos</text:p>
          </table:table-cell>
          <table:covered-table-cell table:number-columns-repeated="7"/>
          <table:table-cell office:value-type="string" table:number-columns-spanned="3" table:number-rows-spanned="1" table:style-name="ce109">
            <text:p>Preparado por:</text:p>
          </table:table-cell>
          <table:covered-table-cell table:number-columns-repeated="2"/>
          <table:table-cell office:value-type="string" table:number-columns-spanned="2" table:number-rows-spanned="1" table:style-name="ce10">
            <text:p>Cesar León</text:p>
          </table:table-cell>
          <table:covered-table-cell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table:number-columns-spanned="9" table:number-rows-spanned="2" table:style-name="ce9"/>
          <table:covered-table-cell table:number-columns-repeated="8"/>
          <table:table-cell office:value-type="string" table:number-columns-spanned="3" table:number-rows-spanned="1" table:style-name="ce109">
            <text:p>Fecha:</text:p>
          </table:table-cell>
          <table:covered-table-cell table:number-columns-repeated="2"/>
          <table:table-cell office:value-type="date" office:date-value="2020-10-30T00:00:00" table:number-columns-spanned="2" table:number-rows-spanned="1" table:style-name="ce12">
            <text:p>30/10/2020</text:p>
          </table:table-cell>
          <table:covered-table-cell/>
          <table:table-cell table:style-name="ce4"/>
          <table:table-cell table:number-columns-repeated="16368"/>
        </table:table-row>
        <table:table-row table:style-name="ro1">
          <table:table-cell table:style-name="ce4"/>
          <table:covered-table-cell/>
          <table:covered-table-cell table:number-columns-repeated="8"/>
          <table:table-cell office:value-type="string" table:number-columns-spanned="3" table:number-rows-spanned="1" table:style-name="ce109">
            <text:p>Revisado por:</text:p>
          </table:table-cell>
          <table:covered-table-cell table:number-columns-repeated="2"/>
          <table:table-cell office:value-type="string" table:number-columns-spanned="2" table:number-rows-spanned="1" table:style-name="ce10">
            <text:p>Carlos Almeida</text:p>
          </table:table-cell>
          <table:covered-table-cell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office:value-type="string" table:style-name="ce58">
            <text:p>Con corte al:</text:p>
          </table:table-cell>
          <table:table-cell office:value-type="string" table:number-columns-spanned="8" table:number-rows-spanned="1" table:style-name="ce110">
            <text:p>Al 31 de Agosto del 2020</text:p>
          </table:table-cell>
          <table:covered-table-cell table:number-columns-repeated="7"/>
          <table:table-cell office:value-type="string" table:number-columns-spanned="3" table:number-rows-spanned="1" table:style-name="ce111">
            <text:p>Fecha:</text:p>
          </table:table-cell>
          <table:covered-table-cell table:number-columns-repeated="2"/>
          <table:table-cell office:value-type="date" office:date-value="2020-11-26T00:00:00" table:number-columns-spanned="2" table:number-rows-spanned="1" table:style-name="ce112">
            <text:p>26/11/2020</text:p>
          </table:table-cell>
          <table:covered-table-cell/>
          <table:table-cell table:style-name="ce4"/>
          <table:table-cell table:number-columns-repeated="16368"/>
        </table:table-row>
        <table:table-row table:style-name="ro1">
          <table:table-cell table:style-name="ce3"/>
          <table:table-cell table:style-name="ce62"/>
          <table:table-cell table:number-columns-repeated="11" table:style-name="ce63"/>
          <table:table-cell table:style-name="ce64"/>
          <table:table-cell table:style-name="ce65"/>
          <table:table-cell table:style-name="ce3"/>
          <table:table-cell table:number-columns-repeated="16368"/>
        </table:table-row>
        <table:table-row table:style-name="ro1">
          <table:table-cell table:style-name="ce1"/>
          <table:table-cell office:value-type="string" table:style-name="ce66">
            <text:p>Objetivos</text:p>
          </table:table-cell>
          <table:table-cell table:number-columns-repeated="12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24">
            <text:p>a)</text:p>
          </table:table-cell>
          <table:table-cell office:value-type="string" table:style-name="ce67">
            <text:p>Analizar las relaciones entre la informacion financiera enfocándonos es variaciones materiales o relaciones incongruentes</text:p>
          </table:table-cell>
          <table:table-cell table:number-columns-repeated="11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24">
            <text:p>b)</text:p>
          </table:table-cell>
          <table:table-cell office:value-type="string" table:style-name="ce67">
            <text:p>Determinar la causa de tales variaciones o relaciones incongruentes y obtener explicación satisfactoria de las mismas</text:p>
          </table:table-cell>
          <table:table-cell table:number-columns-repeated="11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24">
            <text:p>c)</text:p>
          </table:table-cell>
          <table:table-cell office:value-type="string" table:style-name="ce67">
            <text:p>Obtener información para efectos de planeación de la auditoria</text:p>
          </table:table-cell>
          <table:table-cell table:number-columns-repeated="11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table:style-name="ce69"/>
          <table:table-cell table:number-columns-repeated="12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66">
            <text:p>Fuente de información</text:p>
          </table:table-cell>
          <table:table-cell table:number-columns-repeated="12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table:style-name="ce69"/>
          <table:table-cell office:value-type="string" table:style-name="ce67">
            <text:p>La información de las pestanas adjuntas fue obtenida directamente de los estados financieros proporcionados por el cliente</text:p>
          </table:table-cell>
          <table:table-cell table:number-columns-repeated="11" table:style-name="ce67"/>
          <table:table-cell table:style-name="ce68"/>
          <table:table-cell table:number-columns-repeated="16369" table:style-name="ce1"/>
        </table:table-row>
        <table:table-row table:style-name="ro1">
          <table:table-cell table:style-name="ce1"/>
          <table:table-cell table:style-name="ce69"/>
          <table:table-cell table:number-columns-repeated="12" table:style-name="ce67"/>
          <table:table-cell table:style-name="ce68"/>
          <table:table-cell table:number-columns-repeated="16369" table:style-name="ce1"/>
        </table:table-row>
        <table:table-row table:style-name="ro1">
          <table:table-cell/>
          <table:table-cell office:value-type="string" table:style-name="ce66">
            <text:p>Procedimientos de auditoria</text:p>
          </table:table-cell>
          <table:table-cell table:number-columns-repeated="12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a)</text:p>
          </table:table-cell>
          <table:table-cell office:value-type="string" table:style-name="ce67">
            <text:p>Revisamos todas las variaciones por un monto mayor o menos a la materialidad de desempenio US$14,250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b)</text:p>
          </table:table-cell>
          <table:table-cell office:value-type="string" table:style-name="ce67">
            <text:p>También analizamos aquellas variaciones que en porcentaje exceden el 10%<text:s/>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c)</text:p>
          </table:table-cell>
          <table:table-cell office:value-type="string" table:style-name="ce67">
            <text:p>Marcamos con amarillo las celdas correspondientes a las variaciones analizadas</text:p>
          </table:table-cell>
          <table:table-cell table:number-columns-repeated="5" table:style-name="ce67"/>
          <table:table-cell table:style-name="ce70"/>
          <table:table-cell table:style-name="ce1"/>
          <table:table-cell table:number-columns-repeated="4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d)</text:p>
          </table:table-cell>
          <table:table-cell office:value-type="string" table:style-name="ce67">
            <text:p>Finalmente, también consideramos en nuestro análisis aquellas variaciones que representan relaciones incongruentes en la información financiera</text:p>
          </table:table-cell>
          <table:table-cell table:number-columns-repeated="6" table:style-name="ce67"/>
          <table:table-cell table:style-name="ce71"/>
          <table:table-cell table:number-columns-repeated="2" table:style-name="ce67"/>
          <table:table-cell table:style-name="ce71"/>
          <table:table-cell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e)</text:p>
          </table:table-cell>
          <table:table-cell office:value-type="string" table:style-name="ce67">
            <text:p>Discutimos con la Gerencia General y con el Contador de la compania respecto de las desviaciones analizadas<text:s/>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f)<text:s/></text:p>
          </table:table-cell>
          <table:table-cell office:value-type="string" table:style-name="ce67">
            <text:p>Revisamos documentación soporte de las transacciones que originan las variaciones analizadas en aquellos casos en que lo consideramos necesario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124">
            <text:p>g)</text:p>
          </table:table-cell>
          <table:table-cell office:value-type="string" table:style-name="ce67">
            <text:p>Luego del examen realizado de la forma descrita abajo expresamos las conclusiones alcanzadas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table:style-name="ce69"/>
          <table:table-cell table:number-columns-repeated="12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string" table:style-name="ce66">
            <text:p>CONCLUSIONES:</text:p>
          </table:table-cell>
          <table:table-cell table:number-columns-repeated="12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float" office:value="1" table:style-name="ce69">
            <text:p>1</text:p>
          </table:table-cell>
          <table:table-cell office:value-type="string" table:style-name="ce67">
            <text:p>Solicitar autorización para revisión de bodega.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float" office:value="2" table:style-name="ce69">
            <text:p>2</text:p>
          </table:table-cell>
          <table:table-cell office:value-type="string" table:style-name="ce67">
            <text:p>Revisión si los proyectores se están depreciando correctamente y en cuanto tiempo plazo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office:value-type="float" office:value="3" table:style-name="ce69">
            <text:p>3</text:p>
          </table:table-cell>
          <table:table-cell office:value-type="string" table:style-name="ce67">
            <text:p>Pedir a los contadores los comprobantes de pago sobre las inversiones realizadas por los accionistas</text:p>
          </table:table-cell>
          <table:table-cell table:number-columns-repeated="11" table:style-name="ce67"/>
          <table:table-cell table:style-name="ce68"/>
          <table:table-cell table:number-columns-repeated="16369"/>
        </table:table-row>
        <table:table-row table:style-name="ro1">
          <table:table-cell/>
          <table:table-cell table:style-name="ce72"/>
          <table:table-cell table:number-columns-repeated="12" table:style-name="ce73"/>
          <table:table-cell table:style-name="ce74"/>
          <table:table-cell table:number-columns-repeated="16369"/>
        </table:table-row>
        <table:table-row table:number-rows-repeated="1048546" table:style-name="ro1">
          <table:table-cell table:number-columns-repeated="16384"/>
        </table:table-row>
      </table:table>
      <table:table table:name="BG" table:style-name="ta2">
        <table:table-column table:style-name="co4" table:default-cell-style-name="ce15"/>
        <table:table-column table:style-name="co5" table:default-cell-style-name="ce14"/>
        <table:table-column table:style-name="co6" table:default-cell-style-name="ce15"/>
        <table:table-column table:style-name="co7" table:default-cell-style-name="ce16"/>
        <table:table-column table:style-name="co8" table:default-cell-style-name="ce17"/>
        <table:table-column table:style-name="co9" table:default-cell-style-name="ce15"/>
        <table:table-column table:style-name="co10" table:default-cell-style-name="ce15"/>
        <table:table-column table:style-name="co11" table:number-columns-repeated="54" table:default-cell-style-name="ce15"/>
        <table:table-column table:style-name="co11" table:default-cell-style-name="ce1"/>
        <table:table-column table:style-name="co3" table:number-columns-repeated="16322" table:default-cell-style-name="ce1"/>
        <table:table-row table:style-name="ro2">
          <table:table-cell office:value-type="string" table:style-name="ce127">
            <text:p>VISACOM S.A.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2">
          <table:table-cell office:value-type="string" table:style-name="ce128">
            <text:p>REVISION ANALÍTICA DEL BALANCE GENERAL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3">
          <table:table-cell office:value-type="string" table:style-name="ce128">
            <text:p>Al 31 de agosto del 2020 comparativo con diciembre del 2019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1">
          <table:table-cell office:value-type="string" table:style-name="ce129">
            <text:p>Cifras en US dólares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4">
          <table:table-cell office:value-type="string" table:style-name="ce116">
            <text:p>Descripción</text:p>
          </table:table-cell>
          <table:table-cell office:value-type="string" table:number-columns-spanned="2" table:number-rows-spanned="1" table:style-name="ce115">
            <text:p>Saldos de los estados financieros</text:p>
          </table:table-cell>
          <table:covered-table-cell/>
          <table:table-cell office:value-type="string" table:number-columns-spanned="2" table:number-rows-spanned="1" table:style-name="ce114">
            <text:p>Variaciones</text:p>
            <text:p>Agosto 2020 – Diciembre 2019</text:p>
          </table:table-cell>
          <table:covered-table-cell/>
          <table:table-cell office:value-type="string" table:style-name="ce121">
            <text:p>Marcas</text:p>
          </table:table-cell>
          <table:table-cell office:value-type="string" table:style-name="ce118">
            <text:p>Explicaciones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ACTIVO</text:p>
          </table:table-cell>
          <table:table-cell office:value-type="string" table:style-name="ce91">
            <text:p>Agosto-2020</text:p>
          </table:table-cell>
          <table:table-cell office:value-type="string" table:style-name="ce101">
            <text:p>Diciembre-2019</text:p>
          </table:table-cell>
          <table:table-cell office:value-type="string" table:style-name="ce76">
            <text:p>Valor &gt; Materialidad</text:p>
          </table:table-cell>
          <table:table-cell office:value-type="string" table:style-name="ce93">
            <text:p>% &gt; 1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19">
            <text:p>ACTIVO CORRIENTE</text:p>
          </table:table-cell>
          <table:table-cell table:style-name="ce102"/>
          <table:table-cell table:style-name="ce82"/>
          <table:table-cell table:style-name="ce77"/>
          <table:table-cell office:value-type="string" table:style-name="ce94">
            <text:p><text:s/></text:p>
          </table:table-cell>
          <table:table-cell table:number-columns-repeated="2" table:style-name="ce99"/>
          <table:table-cell table:number-columns-repeated="16377"/>
        </table:table-row>
        <table:table-row table:style-name="ro5">
          <table:table-cell office:value-type="string" table:style-name="ce21">
            <text:p><text:s text:c="3"/>CAJA Y BANCOS</text:p>
          </table:table-cell>
          <table:table-cell office:value-type="float" office:value="382709.19" table:style-name="ce103">
            <text:p>382.709</text:p>
          </table:table-cell>
          <table:table-cell office:value-type="float" office:value="302349.19" table:style-name="ce83">
            <text:p>302.349</text:p>
          </table:table-cell>
          <table:table-cell office:value-type="float" office:value="80360" table:formula="of:=[.B8]-[.C8]" table:style-name="ce134">
            <text:p>80.360</text:p>
          </table:table-cell>
          <table:table-cell office:value-type="percentage" office:value="0.26578539866437212" table:formula="of:=[.D8]/[.C8]" table:style-name="ce131">
            <text:p>26,6%</text:p>
          </table:table-cell>
          <table:table-cell table:style-name="ce99"/>
          <table:table-cell office:value-type="string" table:style-name="ce119">
            <text:p>La caja se ha podido mantener en los mismos niveles de diciembre pues los ingresos del año han alcanzao a cubrir los costos y gastos. Ademas los accionistas aportaron con $30.000 para el financiemiento de las operaciones en en-20</text:p>
          </table:table-cell>
          <table:table-cell table:number-columns-repeated="16377"/>
        </table:table-row>
        <table:table-row table:style-name="ro6">
          <table:table-cell office:value-type="string" table:style-name="ce21">
            <text:p><text:s text:c="3"/>CUENTAS POR COBRAR CLIENTES</text:p>
          </table:table-cell>
          <table:table-cell office:value-type="float" office:value="55055.68" table:style-name="ce103">
            <text:p>55.056</text:p>
          </table:table-cell>
          <table:table-cell office:value-type="float" office:value="134190.87" table:style-name="ce83">
            <text:p>134.191</text:p>
          </table:table-cell>
          <table:table-cell office:value-type="float" office:value="-79135.19" table:formula="of:=[.B9]-[.C9]" table:style-name="ce134">
            <text:p>-79.135</text:p>
          </table:table-cell>
          <table:table-cell office:value-type="percentage" office:value="-0.58972111888088963" table:formula="of:=[.D9]/[.C9]" table:style-name="ce132">
            <text:p>-59,0%</text:p>
          </table:table-cell>
          <table:table-cell table:style-name="ce99"/>
          <table:table-cell office:value-type="string" table:style-name="ce119">
            <text:p>La pandemia del Covid-19 no ha afectado la calidad de la cartera de VISACOM dado a que los clientes son corporaciones y companias multinacionales; p.e: Unilever, Cervecería Nacional, entre otras. Dichas compañias se han mantenido y no registran retrasos en el pago de sus deudas a pesar de la crisis por la pandemia.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<text:s text:c="3"/>OTRAS CUENTAS X COBRAR</text:p>
          </table:table-cell>
          <table:table-cell office:value-type="float" office:value="16657.54" table:style-name="ce103">
            <text:p>16.658</text:p>
          </table:table-cell>
          <table:table-cell office:value-type="float" office:value="53909.81" table:style-name="ce83">
            <text:p>53.910</text:p>
          </table:table-cell>
          <table:table-cell office:value-type="float" office:value="-37252.269999999997" table:formula="of:=[.B10]-[.C10]" table:style-name="ce134">
            <text:p>-37.252</text:p>
          </table:table-cell>
          <table:table-cell office:value-type="percentage" office:value="-0.69101096813362906" table:formula="of:=[.D10]/[.C10]" table:style-name="ce132">
            <text:p>-69,1%</text:p>
          </table:table-cell>
          <table:table-cell table:number-columns-repeated="2" table:style-name="ce99"/>
          <table:table-cell table:number-columns-repeated="16377"/>
        </table:table-row>
        <table:table-row table:style-name="ro6">
          <table:table-cell office:value-type="string" table:style-name="ce126">
            <text:p><text:s text:c="3"/>INVENTARIOS MOBILIARIO EVENTOS</text:p>
          </table:table-cell>
          <table:table-cell office:value-type="float" office:value="47426.48" table:style-name="ce103">
            <text:p>47.426</text:p>
          </table:table-cell>
          <table:table-cell office:value-type="float" office:value="47426.48" table:style-name="ce83">
            <text:p>47.426</text:p>
          </table:table-cell>
          <table:table-cell office:value-type="float" office:value="0" table:formula="of:=[.B11]-[.C11]" table:style-name="ce135">
            <text:p>0</text:p>
          </table:table-cell>
          <table:table-cell office:value-type="percentage" office:value="0" table:formula="of:=[.D11]/[.C11]" table:style-name="ce133">
            <text:p>0,0%</text:p>
          </table:table-cell>
          <table:table-cell office:value-type="string" table:style-name="ce122">
            <text:p>❶</text:p>
          </table:table-cell>
          <table:table-cell office:value-type="string" table:style-name="ce119">
            <text:p>Este inventario corresponde a moviliario para uso en campañas de publicidad de clientes, lo que no se ha dado por la pandemia. A pesar de esto deberian de amortizarse en su periodo estimado de uso, lo que hasta la fecha no se ha hecho. Ver conclusiones en la pestania “Programa de auditoria”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<text:s text:c="3"/>EVENTOS EN CURSO</text:p>
          </table:table-cell>
          <table:table-cell office:value-type="float" office:value="0" table:style-name="ce103">
            <text:p>0</text:p>
          </table:table-cell>
          <table:table-cell office:value-type="float" office:value="13501.02" table:style-name="ce83">
            <text:p>13.501</text:p>
          </table:table-cell>
          <table:table-cell office:value-type="float" office:value="-13501.02" table:formula="of:=[.B12]-[.C12]" table:style-name="ce134">
            <text:p>-13.501</text:p>
          </table:table-cell>
          <table:table-cell office:value-type="percentage" office:value="-1" table:formula="of:=[.D12]/[.C12]" table:style-name="ce132">
            <text:p>-100,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3"/>CREDITO TRIBUT. A/F EMPRESA(IVA)</text:p>
          </table:table-cell>
          <table:table-cell office:value-type="float" office:value="107876.41" table:style-name="ce103">
            <text:p>107.876</text:p>
          </table:table-cell>
          <table:table-cell office:value-type="float" office:value="56340.32" table:style-name="ce83">
            <text:p>56.340</text:p>
          </table:table-cell>
          <table:table-cell office:value-type="float" office:value="51536.090000000004" table:formula="of:=[.B13]-[.C13]" table:style-name="ce134">
            <text:p>51.536</text:p>
          </table:table-cell>
          <table:table-cell office:value-type="percentage" office:value="0.91472838634924336" table:formula="of:=[.D13]/[.C13]" table:style-name="ce131">
            <text:p>91,5%</text:p>
          </table:table-cell>
          <table:table-cell table:style-name="ce99"/>
          <table:table-cell office:value-type="string" table:style-name="ce130">
            <text:p>FALTA ANALIZAR!!!!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<text:s text:c="3"/>CREDITO TRIBUT. A/F EMPRESA(I,RENTA.)</text:p>
          </table:table-cell>
          <table:table-cell office:value-type="float" office:value="47246.03" table:style-name="ce103">
            <text:p>47.246</text:p>
          </table:table-cell>
          <table:table-cell office:value-type="float" office:value="34918.089999999997" table:style-name="ce83">
            <text:p>34.918</text:p>
          </table:table-cell>
          <table:table-cell office:value-type="float" office:value="12327.940000000002" table:formula="of:=[.B14]-[.C14]" table:style-name="ce134">
            <text:p>12.328</text:p>
          </table:table-cell>
          <table:table-cell office:value-type="percentage" office:value="0.35305310227449449" table:formula="of:=[.D14]/[.C14]" table:style-name="ce131">
            <text:p>35,3%</text:p>
          </table:table-cell>
          <table:table-cell table:number-columns-repeated="2" table:style-name="ce99"/>
          <table:table-cell table:number-columns-repeated="16377"/>
        </table:table-row>
        <table:table-row table:style-name="ro5">
          <table:table-cell office:value-type="string" table:style-name="ce21">
            <text:p><text:s text:c="3"/>OTROS GASTOS ANTICIPADOS-SEGUROS</text:p>
          </table:table-cell>
          <table:table-cell office:value-type="float" office:value="18674.12" table:style-name="ce104">
            <text:p>18.674</text:p>
          </table:table-cell>
          <table:table-cell office:value-type="float" office:value="4849.57" table:style-name="ce84">
            <text:p>4.850</text:p>
          </table:table-cell>
          <table:table-cell office:value-type="float" office:value="13824.55" table:formula="of:=[.B15]-[.C15]" table:style-name="ce134">
            <text:p>13.825</text:p>
          </table:table-cell>
          <table:table-cell office:value-type="percentage" office:value="2.850675420707403" table:formula="of:=[.D15]/[.C15]" table:style-name="ce133">
            <text:p>285,1%</text:p>
          </table:table-cell>
          <table:table-cell office:value-type="string" table:style-name="ce122">
            <text:p>❷</text:p>
          </table:table-cell>
          <table:table-cell office:value-type="string" table:style-name="ce119">
            <text:p>El incremento se debe al pago de las primas de seguros por el nuevo período 2020 por US$17 mil, monto que no se está amortizando. Ver conclusiones en pestania "Programa de auditoria"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TOTAL ACTIVO CORRIENTE</text:p>
          </table:table-cell>
          <table:table-cell office:value-type="float" office:value="675645.45" table:style-name="ce105">
            <text:p>675.645</text:p>
          </table:table-cell>
          <table:table-cell office:value-type="float" office:value="647485.35" table:style-name="ce85">
            <text:p>647.485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table:style-name="ce21"/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19">
            <text:p>PROPIEDADES Y EQUIPOS</text:p>
          </table:table-cell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3"/>INSTALACIONES</text:p>
          </table:table-cell>
          <table:table-cell office:value-type="float" office:value="3197.25" table:style-name="ce103">
            <text:p>3.197</text:p>
          </table:table-cell>
          <table:table-cell office:value-type="float" office:value="3197.25" table:style-name="ce83">
            <text:p>3.197</text:p>
          </table:table-cell>
          <table:table-cell office:value-type="float" office:value="0" table:formula="of:=[.B19]-[.C19]" table:style-name="ce134">
            <text:p>0</text:p>
          </table:table-cell>
          <table:table-cell office:value-type="percentage" office:value="0" table:formula="of:=[.D19]/[.C19]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3"/>MUEBLES Y ENSERES</text:p>
          </table:table-cell>
          <table:table-cell office:value-type="float" office:value="51143.62" table:style-name="ce103">
            <text:p>51.144</text:p>
          </table:table-cell>
          <table:table-cell office:value-type="float" office:value="51143.62" table:style-name="ce83">
            <text:p>51.144</text:p>
          </table:table-cell>
          <table:table-cell office:value-type="float" office:value="0" table:formula="of:=[.B20]-[.C20]" table:style-name="ce134">
            <text:p>0</text:p>
          </table:table-cell>
          <table:table-cell office:value-type="percentage" office:value="0" table:formula="of:=[.D20]/[.C20]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7">
          <table:table-cell office:value-type="string" table:style-name="ce125">
            <text:p><text:s text:c="3"/>EQUIPOS DE COMPUTACION Y SOFTWARE</text:p>
          </table:table-cell>
          <table:table-cell office:value-type="float" office:value="121154.99" table:style-name="ce103">
            <text:p>121.155</text:p>
          </table:table-cell>
          <table:table-cell office:value-type="float" office:value="84241.19" table:style-name="ce83">
            <text:p>84.241</text:p>
          </table:table-cell>
          <table:table-cell office:value-type="float" office:value="36913.800000000003" table:formula="of:=[.B21]-[.C21]" table:style-name="ce134">
            <text:p>36.914</text:p>
          </table:table-cell>
          <table:table-cell office:value-type="percentage" office:value="0.43819181566642162" table:formula="of:=[.D21]/[.C21]" table:style-name="ce133">
            <text:p>43,8%</text:p>
          </table:table-cell>
          <table:table-cell office:value-type="string" table:style-name="ce122">
            <text:p>❸</text:p>
          </table:table-cell>
          <table:table-cell office:value-type="string" table:style-name="ce119">
            <text:p>Este incremento se debe a la compra de 2 proyectores laser para un evento y luego del mismo éstos quedqron bajo propiedad de la compañía para poder ser utilizados en campañas con otros clientes; la vida útil de estos equipos se ha establecido en tres anios. Estos equipos, sin embargo, no constituyen equipos de computación o software por lo cual deberían clasificarse en otro rubro; en adición, en nuestras pruebas sustantivas de depreciación revisaremos el correcto cálculo de la depreciación de estos activos. Ver conclusiones en la pestania "Programa de auditoria"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<text:s text:c="3"/>VEHICULOS</text:p>
          </table:table-cell>
          <table:table-cell office:value-type="float" office:value="123623.22" table:style-name="ce103">
            <text:p>123.623</text:p>
          </table:table-cell>
          <table:table-cell office:value-type="float" office:value="123623.22" table:style-name="ce83">
            <text:p>123.623</text:p>
          </table:table-cell>
          <table:table-cell office:value-type="float" office:value="0" table:formula="of:=[.B22]-[.C22]" table:style-name="ce134">
            <text:p>0</text:p>
          </table:table-cell>
          <table:table-cell office:value-type="percentage" office:value="0" table:formula="of:=[.D22]/[.C22]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3"/>OTROS ACTIVOS</text:p>
          </table:table-cell>
          <table:table-cell office:value-type="float" office:value="534.76" table:style-name="ce104">
            <text:p>535</text:p>
          </table:table-cell>
          <table:table-cell office:value-type="float" office:value="534.76" table:style-name="ce84">
            <text:p>535</text:p>
          </table:table-cell>
          <table:table-cell office:value-type="float" office:value="0" table:formula="of:=[.B23]-[.C23]" table:style-name="ce134">
            <text:p>0</text:p>
          </table:table-cell>
          <table:table-cell office:value-type="percentage" office:value="0" table:formula="of:=[.D23]/[.C23]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table:style-name="ce21"/>
          <table:table-cell office:value-type="float" office:value="299653.84000000003" table:style-name="ce103">
            <text:p>299.654</text:p>
          </table:table-cell>
          <table:table-cell office:value-type="float" office:value="262740.03999999998" table:style-name="ce83">
            <text:p>262.740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3"/>(-)DEPRECIACION ACUMULADA</text:p>
          </table:table-cell>
          <table:table-cell office:value-type="float" office:value="-233474.84" table:style-name="ce104">
            <text:p>-233.475</text:p>
          </table:table-cell>
          <table:table-cell office:value-type="float" office:value="-222185.8" table:style-name="ce84">
            <text:p>-222.186</text:p>
          </table:table-cell>
          <table:table-cell office:value-type="float" office:value="-11289.040000000008" table:formula="of:=[.B25]-[.C25]" table:style-name="ce134">
            <text:p>-11.289</text:p>
          </table:table-cell>
          <table:table-cell office:value-type="percentage" office:value="5.0809007596345081E-2" table:formula="of:=[.D25]/[.C25]" table:style-name="ce131">
            <text:p>5,1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19">
            <text:p>TOTAL PROPIEDADES Y EQUIPOS</text:p>
          </table:table-cell>
          <table:table-cell office:value-type="float" office:value="66179" table:style-name="ce105">
            <text:p>66.179</text:p>
          </table:table-cell>
          <table:table-cell office:value-type="float" office:value="40554.2400000001" table:style-name="ce85">
            <text:p>40.554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table:style-name="ce21"/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8">
          <table:table-cell office:value-type="string" table:style-name="ce19">
            <text:p>TOTAL DEL ACTIVO</text:p>
          </table:table-cell>
          <table:table-cell office:value-type="float" office:value="741824.45" table:style-name="ce106">
            <text:p>741.824</text:p>
          </table:table-cell>
          <table:table-cell office:value-type="float" office:value="688039.59" table:style-name="ce86">
            <text:p>688.040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8">
          <table:table-cell table:style-name="ce21"/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19">
            <text:p>PASIVO</text:p>
          </table:table-cell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19">
            <text:p>PASIVO CORRIENTE</text:p>
          </table:table-cell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3"/>PROVEEDORES LOCALES</text:p>
          </table:table-cell>
          <table:table-cell office:value-type="float" office:value="41534.76" table:style-name="ce103">
            <text:p>41.535</text:p>
          </table:table-cell>
          <table:table-cell office:value-type="float" office:value="14451.37" table:style-name="ce83">
            <text:p>14.451</text:p>
          </table:table-cell>
          <table:table-cell office:value-type="float" office:value="27083.39" table:formula="of:=[.B32]-[.C32]" table:style-name="ce134">
            <text:p>27.083</text:p>
          </table:table-cell>
          <table:table-cell office:value-type="percentage" office:value="1.8741053616369934" table:formula="of:=[.D32]/[.C32]" table:style-name="ce131">
            <text:p>187,4%</text:p>
          </table:table-cell>
          <table:table-cell table:style-name="ce99"/>
          <table:table-cell office:value-type="string" table:style-name="ce130">
            <text:p>calcular los dias de cuentas por pagar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<text:s text:c="3"/>OBLIGACIONES BANCARIAS T/C</text:p>
          </table:table-cell>
          <table:table-cell office:value-type="float" office:value="894.96" table:style-name="ce103">
            <text:p>895</text:p>
          </table:table-cell>
          <table:table-cell office:value-type="float" office:value="3203.89" table:style-name="ce83">
            <text:p>3.204</text:p>
          </table:table-cell>
          <table:table-cell office:value-type="float" office:value="-2308.9299999999998" table:formula="of:=[.B33]-[.C33]" table:style-name="ce134">
            <text:p>-2.309</text:p>
          </table:table-cell>
          <table:table-cell office:value-type="percentage" office:value="-0.72066456713557581" table:formula="of:=[.D33]/[.C33]" table:style-name="ce131">
            <text:p>-72,1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3"/>ANTICIPOS DE CLIENTES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formula="of:=[.B34]-[.C34]" table:style-name="ce134">
            <text:p>0</text:p>
          </table:table-cell>
          <table:table-cell office:value-type="percentage" office:value="0" table:style-name="ce131">
            <text:p>0,0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3"/>OBLIGACIONES FISCALES</text:p>
          </table:table-cell>
          <table:table-cell office:value-type="float" office:value="3674.42" table:style-name="ce103">
            <text:p>3.674</text:p>
          </table:table-cell>
          <table:table-cell office:value-type="float" office:value="3227.95" table:style-name="ce83">
            <text:p>3.228</text:p>
          </table:table-cell>
          <table:table-cell office:value-type="float" office:value="446.47000000000025" table:formula="of:=[.B35]-[.C35]" table:style-name="ce134">
            <text:p>446</text:p>
          </table:table-cell>
          <table:table-cell office:value-type="percentage" office:value="0.138313790486222" table:formula="of:=[.D35]/[.C35]" table:style-name="ce131">
            <text:p>13,8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3"/>NOMINAS Y BENEFICIOS DEL PERSONAL,IESS</text:p>
          </table:table-cell>
          <table:table-cell office:value-type="float" office:value="13997.6" table:style-name="ce103">
            <text:p>13.998</text:p>
          </table:table-cell>
          <table:table-cell office:value-type="float" office:value="15397.06" table:style-name="ce83">
            <text:p>15.397</text:p>
          </table:table-cell>
          <table:table-cell office:value-type="float" office:value="-1399.4599999999991" table:formula="of:=[.B36]-[.C36]" table:style-name="ce134">
            <text:p>-1.399</text:p>
          </table:table-cell>
          <table:table-cell office:value-type="percentage" office:value="-9.089137796436457E-2" table:formula="of:=[.D36]/[.C36]" table:style-name="ce131">
            <text:p>-9,1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3"/>15% PARTICIPACION DE TRABAJADORES</text:p>
          </table:table-cell>
          <table:table-cell office:value-type="float" office:value="0" table:style-name="ce104">
            <text:p>0</text:p>
          </table:table-cell>
          <table:table-cell office:value-type="float" office:value="1407.63" table:style-name="ce84">
            <text:p>1.408</text:p>
          </table:table-cell>
          <table:table-cell office:value-type="float" office:value="-1407.63" table:formula="of:=[.B37]-[.C37]" table:style-name="ce134">
            <text:p>-1.408</text:p>
          </table:table-cell>
          <table:table-cell office:value-type="percentage" office:value="-1" table:formula="of:=[.D37]/[.C37]" table:style-name="ce131">
            <text:p>-100,0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19">
            <text:p>TOTAL PASIVO CORRIENTE</text:p>
          </table:table-cell>
          <table:table-cell office:value-type="float" office:value="60101.74" table:style-name="ce105">
            <text:p>60.102</text:p>
          </table:table-cell>
          <table:table-cell office:value-type="float" office:value="37687.9" table:style-name="ce85">
            <text:p>37.688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table:style-name="ce21"/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19">
            <text:p>PASIVO LARGO PLAZO</text:p>
          </table:table-cell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3"/>PRESTAMOS DE ACCIONIST.Y RELACIONADOS</text:p>
          </table:table-cell>
          <table:table-cell office:value-type="float" office:value="245258.29" table:style-name="ce103">
            <text:p>245.258</text:p>
          </table:table-cell>
          <table:table-cell office:value-type="float" office:value="215258.29" table:style-name="ce83">
            <text:p>215.258</text:p>
          </table:table-cell>
          <table:table-cell office:value-type="float" office:value="30000" table:formula="of:=[.B41]-[.C41]" table:style-name="ce134">
            <text:p>30.000</text:p>
          </table:table-cell>
          <table:table-cell office:value-type="percentage" office:value="0.13936745479117205" table:formula="of:=[.D41]/[.C41]" table:style-name="ce131">
            <text:p>13,9%</text:p>
          </table:table-cell>
          <table:table-cell office:value-type="float" office:value="3" table:style-name="ce99">
            <text:p>3</text:p>
          </table:table-cell>
          <table:table-cell office:value-type="string" table:style-name="ce99">
            <text:p>Costos cancelados por los accionistas a nombre de la compañía, correspondientes a la campaña “Baila Arena”</text:p>
          </table:table-cell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3"/>PROVISIONES DE JUBILACION PAT. Y DESAHUCIO</text:p>
          </table:table-cell>
          <table:table-cell office:value-type="float" office:value="47526.66" table:style-name="ce104">
            <text:p>47.527</text:p>
          </table:table-cell>
          <table:table-cell office:value-type="float" office:value="52540.27" table:style-name="ce84">
            <text:p>52.540</text:p>
          </table:table-cell>
          <table:table-cell office:value-type="float" office:value="-5013.6099999999933" table:formula="of:=[.B42]-[.C42]" table:style-name="ce134">
            <text:p>-5.014</text:p>
          </table:table-cell>
          <table:table-cell office:value-type="percentage" office:value="-9.5424138475116202E-2" table:formula="of:=[.D42]/[.C42]" table:style-name="ce131">
            <text:p>-9,5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19">
            <text:p>TOTAL PASIVO L.P.</text:p>
          </table:table-cell>
          <table:table-cell office:value-type="float" office:value="292784.95" table:style-name="ce105">
            <text:p>292.785</text:p>
          </table:table-cell>
          <table:table-cell office:value-type="float" office:value="267798.56" table:style-name="ce85">
            <text:p>267.799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19">
            <text:p>TOTAL PASIVO</text:p>
          </table:table-cell>
          <table:table-cell office:value-type="float" office:value="352886.69" table:style-name="ce107">
            <text:p>352.887</text:p>
          </table:table-cell>
          <table:table-cell office:value-type="float" office:value="305486.46000000002" table:style-name="ce87">
            <text:p>305.486</text:p>
          </table:table-cell>
          <table:table-cell table:style-name="ce78"/>
          <table:table-cell table:style-name="ce95"/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table:style-name="ce21"/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19">
            <text:p>PATRIMONIO</text:p>
          </table:table-cell>
          <table:table-cell table:style-name="ce103"/>
          <table:table-cell table:style-name="ce83"/>
          <table:table-cell table:style-name="ce78"/>
          <table:table-cell table:style-name="ce95"/>
          <table:table-cell table:number-columns-repeated="2" table:style-name="ce99"/>
          <table:table-cell table:style-name="ce23"/>
          <table:table-cell table:number-columns-repeated="16376"/>
        </table:table-row>
        <table:table-row table:style-name="ro1">
          <table:table-cell office:value-type="string" table:style-name="ce21">
            <text:p><text:s text:c="4"/>CAPITAL SUSCRITO</text:p>
          </table:table-cell>
          <table:table-cell office:value-type="float" office:value="20000" table:style-name="ce103">
            <text:p>20.000</text:p>
          </table:table-cell>
          <table:table-cell office:value-type="float" office:value="20000" table:style-name="ce83">
            <text:p>20.000</text:p>
          </table:table-cell>
          <table:table-cell office:value-type="float" office:value="0" table:formula="of:=[.B47]-[.C47]" table:style-name="ce134">
            <text:p>0</text:p>
          </table:table-cell>
          <table:table-cell office:value-type="percentage" office:value="0" table:formula="of:=[.D47]/[.C47]" table:style-name="ce131">
            <text:p>0,0%</text:p>
          </table:table-cell>
          <table:table-cell table:number-columns-repeated="2" table:style-name="ce99"/>
          <table:table-cell table:style-name="ce23"/>
          <table:table-cell table:number-columns-repeated="16376"/>
        </table:table-row>
        <table:table-row table:style-name="ro1">
          <table:table-cell office:value-type="string" table:style-name="ce21">
            <text:p><text:s text:c="5"/>RESERVA LEGAL</text:p>
          </table:table-cell>
          <table:table-cell office:value-type="float" office:value="10000" table:style-name="ce103">
            <text:p>10.000</text:p>
          </table:table-cell>
          <table:table-cell office:value-type="float" office:value="10000" table:style-name="ce83">
            <text:p>10.000</text:p>
          </table:table-cell>
          <table:table-cell office:value-type="float" office:value="0" table:formula="of:=[.B48]-[.C48]" table:style-name="ce134">
            <text:p>0</text:p>
          </table:table-cell>
          <table:table-cell office:value-type="percentage" office:value="0" table:formula="of:=[.D48]/[.C48]" table:style-name="ce131">
            <text:p>0,0%</text:p>
          </table:table-cell>
          <table:table-cell table:number-columns-repeated="2" table:style-name="ce99"/>
          <table:table-cell table:number-columns-repeated="54" table:style-name="ce15"/>
          <table:table-cell table:number-columns-repeated="16323"/>
        </table:table-row>
        <table:table-row table:style-name="ro1">
          <table:table-cell office:value-type="string" table:style-name="ce21">
            <text:p><text:s text:c="5"/>RESERVA FACULTATIVA</text:p>
          </table:table-cell>
          <table:table-cell office:value-type="float" office:value="540000" table:style-name="ce103">
            <text:p>540.000</text:p>
          </table:table-cell>
          <table:table-cell office:value-type="float" office:value="540000" table:style-name="ce83">
            <text:p>540.000</text:p>
          </table:table-cell>
          <table:table-cell office:value-type="float" office:value="0" table:formula="of:=[.B49]-[.C49]" table:style-name="ce134">
            <text:p>0</text:p>
          </table:table-cell>
          <table:table-cell office:value-type="percentage" office:value="0" table:formula="of:=[.D49]/[.C49]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5"/>RESULTADOS ACUMULADOS</text:p>
          </table:table-cell>
          <table:table-cell office:value-type="float" office:value="-68935.86" table:style-name="ce103">
            <text:p>-68.936</text:p>
          </table:table-cell>
          <table:table-cell office:value-type="float" office:value="-71860.5" table:style-name="ce83">
            <text:p>-71.861</text:p>
          </table:table-cell>
          <table:table-cell office:value-type="float" office:value="2924.6399999999994" table:formula="of:=[.B50]-[.C50]" table:style-name="ce134">
            <text:p>2.925</text:p>
          </table:table-cell>
          <table:table-cell office:value-type="percentage" office:value="-4.0698854029682499E-2" table:formula="of:=[.D50]/[.C50]" table:style-name="ce131">
            <text:p>-4,1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4"/>(-)PERDIDAS ACUMULADAS</text:p>
          </table:table-cell>
          <table:table-cell office:value-type="float" office:value="-118511.01" table:style-name="ce103">
            <text:p>-118.511</text:p>
          </table:table-cell>
          <table:table-cell office:value-type="float" office:value="-118511.01" table:style-name="ce83">
            <text:p>-118.511</text:p>
          </table:table-cell>
          <table:table-cell office:value-type="float" office:value="0" table:formula="of:=[.B51]-[.C51]" table:style-name="ce134">
            <text:p>0</text:p>
          </table:table-cell>
          <table:table-cell office:value-type="percentage" office:value="0" table:formula="of:=[.D51]/[.C51]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21">
            <text:p><text:s text:c="4"/>UTILIDADES ACUMULADOS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formula="of:=[.B52]-[.C52]" table:style-name="ce134">
            <text:p>0</text:p>
          </table:table-cell>
          <table:table-cell office:value-type="percentage" office:value="0" table:style-name="ce131">
            <text:p>0,0%</text:p>
          </table:table-cell>
          <table:table-cell table:number-columns-repeated="2" table:style-name="ce99"/>
          <table:table-cell table:number-columns-repeated="16377"/>
        </table:table-row>
        <table:table-row table:style-name="ro5">
          <table:table-cell office:value-type="string" table:style-name="ce125">
            <text:p><text:s text:c="4"/>UTILIDAD(PERDIDA) PTE. EJERCICIO</text:p>
          </table:table-cell>
          <table:table-cell office:value-type="float" office:value="6384.63" table:style-name="ce103">
            <text:p>6.385</text:p>
          </table:table-cell>
          <table:table-cell office:value-type="float" office:value="2924.64" table:style-name="ce83">
            <text:p>2.925</text:p>
          </table:table-cell>
          <table:table-cell office:value-type="float" office:value="3459.9900000000002" table:formula="of:=[.B53]-[.C53]" table:style-name="ce134">
            <text:p>3.460</text:p>
          </table:table-cell>
          <table:table-cell office:value-type="percentage" office:value="1.1830481700311835" table:formula="of:=[.D53]/[.C53]" table:style-name="ce131">
            <text:p>118,3%</text:p>
          </table:table-cell>
          <table:table-cell table:style-name="ce99"/>
          <table:table-cell office:value-type="string" table:style-name="ce119">
            <text:p>Esta variación corresponde al traspaso de las utilidades del ejercicio por US$2,925 a utilidades acumuladas y al resultado del presente anio 2020 por US$3,460, lo cual totaliza US$6,385</text:p>
          </table:table-cell>
          <table:table-cell table:number-columns-repeated="16377"/>
        </table:table-row>
        <table:table-row table:style-name="ro1">
          <table:table-cell office:value-type="string" table:style-name="ce19">
            <text:p>TOTAL PATRIMONIO</text:p>
          </table:table-cell>
          <table:table-cell office:value-type="float" office:value="388937.76" table:style-name="ce107">
            <text:p>388.938</text:p>
          </table:table-cell>
          <table:table-cell office:value-type="float" office:value="382553.13" table:style-name="ce87">
            <text:p>382.553</text:p>
          </table:table-cell>
          <table:table-cell table:style-name="ce80"/>
          <table:table-cell table:style-name="ce97"/>
          <table:table-cell table:number-columns-repeated="2" table:style-name="ce99"/>
          <table:table-cell table:number-columns-repeated="16377"/>
        </table:table-row>
        <table:table-row table:style-name="ro1">
          <table:table-cell office:value-type="string" table:style-name="ce120">
            <text:p>TOTAL DEL PASIVO Y PATRIMONIO</text:p>
          </table:table-cell>
          <table:table-cell office:value-type="float" office:value="741824.45" table:style-name="ce108">
            <text:p>741.824</text:p>
          </table:table-cell>
          <table:table-cell office:value-type="float" office:value="688039.59" table:style-name="ce88">
            <text:p>688.040</text:p>
          </table:table-cell>
          <table:table-cell table:style-name="ce81"/>
          <table:table-cell table:style-name="ce98"/>
          <table:table-cell table:number-columns-repeated="2" table:style-name="ce100"/>
          <table:table-cell table:number-columns-repeated="16377"/>
        </table:table-row>
        <table:table-row table:style-name="ro1">
          <table:table-cell table:style-name="ce21"/>
          <table:table-cell office:value-type="float" office:value="0" table:style-name="ce117">
            <text:p>0</text:p>
          </table:table-cell>
          <table:table-cell office:value-type="float" office:value="0" table:style-name="ce117">
            <text:p>0</text:p>
          </table:table-cell>
          <table:table-cell table:style-name="ce24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1">
          <table:table-cell table:style-name="ce21"/>
          <table:table-cell office:value-type="string" table:style-name="ce25">
            <text:p><text:s/></text:p>
          </table:table-cell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1">
          <table:table-cell table:style-name="ce19"/>
          <table:table-cell table:style-name="ce26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number-rows-repeated="3" table:style-name="ro1">
          <table:table-cell table:number-columns-repeated="3" table:style-name="ce1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1">
          <table:table-cell table:style-name="ce19"/>
          <table:table-cell table:style-name="ce25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1">
          <table:table-cell table:style-name="ce21"/>
          <table:table-cell table:style-name="ce20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style-name="ro1">
          <table:table-cell table:style-name="ce21"/>
          <table:table-cell table:style-name="ce27"/>
          <table:table-cell table:style-name="ce15"/>
          <table:table-cell table:style-name="ce16"/>
          <table:table-cell table:style-name="ce17"/>
          <table:table-cell table:number-columns-repeated="56" table:style-name="ce15"/>
          <table:table-cell table:number-columns-repeated="16323"/>
        </table:table-row>
        <table:table-row table:number-rows-repeated="1048512" table:style-name="ro1">
          <table:table-cell table:number-columns-repeated="16384"/>
        </table:table-row>
      </table:table>
      <table:table table:name="ER" table:style-name="ta1">
        <table:table-column table:style-name="co12" table:default-cell-style-name="ce1"/>
        <table:table-column table:style-name="co13" table:default-cell-style-name="ce54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1" table:default-cell-style-name="ce1"/>
        <table:table-column table:style-name="co3" table:number-columns-repeated="16327" table:default-cell-style-name="ce1"/>
        <table:table-row table:style-name="ro9">
          <table:table-cell office:value-type="string" table:style-name="ce28">
            <text:p>VISACOM S.A.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9">
            <text:p>Estado de Resultado Integral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29">
            <text:p>Análisis comparativo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3">
            <text:p>AL 31 <text:s/>DE AGOSTO 2020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8">
            <text:p>(USD $ Dolares )</text:p>
          </table:table-cell>
          <table:table-cell table:number-columns-repeated="16383" table:style-name="ce1"/>
        </table:table-row>
        <table:table-row table:style-name="ro12">
          <table:table-cell table:number-columns-repeated="3" table:style-name="ce1"/>
          <table:table-cell office:value-type="string" table:number-columns-spanned="2" table:number-rows-spanned="1" table:style-name="ce55">
            <text:p>Variaciones</text:p>
            <text:p>Agosto 2020 – Agosto 2019</text:p>
          </table:table-cell>
          <table:covered-table-cell/>
          <table:table-cell table:number-columns-repeated="16379"/>
        </table:table-row>
        <table:table-row table:style-name="ro13">
          <table:table-cell table:style-name="ce30"/>
          <table:table-cell office:value-type="string" table:style-name="ce31">
            <text:p>Agosto del 2020</text:p>
          </table:table-cell>
          <table:table-cell office:value-type="string" table:style-name="ce32">
            <text:p>Agosto del 2019</text:p>
          </table:table-cell>
          <table:table-cell office:value-type="string" table:style-name="ce56">
            <text:p>Valor &gt; Materialidad</text:p>
          </table:table-cell>
          <table:table-cell office:value-type="string" table:style-name="ce57">
            <text:p>% &gt; 10%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33"/>
          <table:table-cell table:style-name="ce1"/>
          <table:table-cell table:number-columns-repeated="2" table:style-name="ce34"/>
          <table:table-cell table:number-columns-repeated="16379"/>
        </table:table-row>
        <table:table-row table:style-name="ro1">
          <table:table-cell office:value-type="string" table:style-name="ce35">
            <text:p>Ingresos</text:p>
          </table:table-cell>
          <table:table-cell table:style-name="ce36"/>
          <table:table-cell table:style-name="ce22"/>
          <table:table-cell table:style-name="ce37"/>
          <table:table-cell table:style-name="ce38"/>
          <table:table-cell table:number-columns-repeated="16379"/>
        </table:table-row>
        <table:table-row table:style-name="ro8">
          <table:table-cell office:value-type="string" table:style-name="ce41">
            <text:p>Ingresos de Actividades Ordinarias</text:p>
          </table:table-cell>
          <table:table-cell office:value-type="float" office:value="950439.61" table:style-name="ce36">
            <text:p>950.440</text:p>
          </table:table-cell>
          <table:table-cell office:value-type="float" office:value="897367.68" table:style-name="ce42">
            <text:p>897.368</text:p>
          </table:table-cell>
          <table:table-cell office:value-type="float" office:value="53071.929999999935" table:formula="of:=[.B10]-[.C10]" table:style-name="ce137">
            <text:p>53.072</text:p>
          </table:table-cell>
          <table:table-cell office:value-type="percentage" office:value="5.9141789015623933E-2" table:formula="of:=[.D10]/[.C10]" table:style-name="ce136">
            <text:p>5,9%</text:p>
          </table:table-cell>
          <table:table-cell table:number-columns-repeated="16379"/>
        </table:table-row>
        <table:table-row table:style-name="ro8">
          <table:table-cell office:value-type="string" table:style-name="ce41">
            <text:p>Otros Ingresos de Actividades Ordinarias</text:p>
          </table:table-cell>
          <table:table-cell office:value-type="float" office:value="0" table:style-name="ce36">
            <text:p>0</text:p>
          </table:table-cell>
          <table:table-cell office:value-type="float" office:value="168.75" table:style-name="ce42">
            <text:p>169</text:p>
          </table:table-cell>
          <table:table-cell office:value-type="float" office:value="-168.75" table:formula="of:=[.B11]-[.C11]" table:style-name="ce137">
            <text:p>-169</text:p>
          </table:table-cell>
          <table:table-cell office:value-type="percentage" office:value="-1" table:formula="of:=[.D11]/[.C11]" table:style-name="ce136">
            <text:p>-100,0%</text:p>
          </table:table-cell>
          <table:table-cell table:number-columns-repeated="16379"/>
        </table:table-row>
        <table:table-row table:style-name="ro8">
          <table:table-cell office:value-type="string" table:style-name="ce41">
            <text:p>Otros Ingresos Financieros</text:p>
          </table:table-cell>
          <table:table-cell office:value-type="float" office:value="5" table:style-name="ce36">
            <text:p>5</text:p>
          </table:table-cell>
          <table:table-cell office:value-type="float" office:value="17.11" table:style-name="ce42">
            <text:p>17</text:p>
          </table:table-cell>
          <table:table-cell office:value-type="float" office:value="-12.11" table:formula="of:=[.B12]-[.C12]" table:style-name="ce137">
            <text:p>-12</text:p>
          </table:table-cell>
          <table:table-cell office:value-type="percentage" office:value="-0.70777323202805376" table:formula="of:=[.D12]/[.C12]" table:style-name="ce136">
            <text:p>-70,8%</text:p>
          </table:table-cell>
          <table:table-cell table:number-columns-repeated="16379"/>
        </table:table-row>
        <table:table-row table:style-name="ro8">
          <table:table-cell office:value-type="string" table:style-name="ce41">
            <text:p>Ingreso de Actividades no Ordinarias</text:p>
          </table:table-cell>
          <table:table-cell office:value-type="float" office:value="0" table:style-name="ce36">
            <text:p>0</text:p>
          </table:table-cell>
          <table:table-cell office:value-type="float" office:value="17.37" table:style-name="ce42">
            <text:p>17</text:p>
          </table:table-cell>
          <table:table-cell office:value-type="float" office:value="-17.37" table:formula="of:=[.B13]-[.C13]" table:style-name="ce137">
            <text:p>-17</text:p>
          </table:table-cell>
          <table:table-cell office:value-type="percentage" office:value="-1" table:formula="of:=[.D13]/[.C13]" table:style-name="ce136">
            <text:p>-100,0%</text:p>
          </table:table-cell>
          <table:table-cell table:number-columns-repeated="16379"/>
        </table:table-row>
        <table:table-row table:style-name="ro1">
          <table:table-cell office:value-type="string" table:style-name="ce45">
            <text:p>Total Ingresos</text:p>
          </table:table-cell>
          <table:table-cell office:value-type="float" office:value="950444.61" table:style-name="ce46">
            <text:p>950.445</text:p>
          </table:table-cell>
          <table:table-cell office:value-type="float" office:value="897570.91" table:style-name="ce48">
            <text:p>897.571</text:p>
          </table:table-cell>
          <table:table-cell table:style-name="ce43"/>
          <table:table-cell table:style-name="ce44"/>
          <table:table-cell table:number-columns-repeated="16379"/>
        </table:table-row>
        <table:table-row table:style-name="ro8">
          <table:table-cell table:style-name="ce35"/>
          <table:table-cell table:style-name="ce49"/>
          <table:table-cell table:style-name="ce47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office:value-type="string" table:style-name="ce35">
            <text:p>Costos y Gastos</text:p>
          </table:table-cell>
          <table:table-cell office:value-type="float" office:value="944059.98" table:style-name="ce50">
            <text:p>944.060</text:p>
          </table:table-cell>
          <table:table-cell office:value-type="float" office:value="1053302.68" table:formula="of:=[.C26]+[.C36]" table:style-name="ce50">
            <text:p>1.053.303</text:p>
          </table:table-cell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table:style-name="ce35"/>
          <table:table-cell table:style-name="ce36"/>
          <table:table-cell table:style-name="ce2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office:value-type="string" table:style-name="ce41">
            <text:p>Costo de Personal Cuentas</text:p>
          </table:table-cell>
          <table:table-cell office:value-type="float" office:value="53535.1" table:style-name="ce36">
            <text:p>53.535</text:p>
          </table:table-cell>
          <table:table-cell office:value-type="float" office:value="69584.55" table:style-name="ce22">
            <text:p>69.585</text:p>
          </table:table-cell>
          <table:table-cell office:value-type="float" office:value="-16049.450000000004" table:formula="of:=[.B18]-[.C18]" table:style-name="ce137">
            <text:p>-16.049</text:p>
          </table:table-cell>
          <table:table-cell office:value-type="percentage" office:value="-0.2306467455778618" table:formula="of:=[.D18]/[.C18]" table:style-name="ce136">
            <text:p>-23,1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 de Personal Diseño</text:p>
          </table:table-cell>
          <table:table-cell office:value-type="float" office:value="31545.49" table:style-name="ce36">
            <text:p>31.545</text:p>
          </table:table-cell>
          <table:table-cell office:value-type="float" office:value="37759.17" table:style-name="ce22">
            <text:p>37.759</text:p>
          </table:table-cell>
          <table:table-cell office:value-type="float" office:value="-6213.6799999999967" table:formula="of:=[.B19]-[.C19]" table:style-name="ce137">
            <text:p>-6.214</text:p>
          </table:table-cell>
          <table:table-cell office:value-type="percentage" office:value="-0.16456082059007116" table:formula="of:=[.D19]/[.C19]" table:style-name="ce136">
            <text:p>-16,5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 de Personal Supervision</text:p>
          </table:table-cell>
          <table:table-cell office:value-type="float" office:value="6335.09" table:style-name="ce36">
            <text:p>6.335</text:p>
          </table:table-cell>
          <table:table-cell office:value-type="float" office:value="11074.08" table:style-name="ce22">
            <text:p>11.074</text:p>
          </table:table-cell>
          <table:table-cell office:value-type="float" office:value="-4738.99" table:formula="of:=[.B20]-[.C20]" table:style-name="ce137">
            <text:p>-4.739</text:p>
          </table:table-cell>
          <table:table-cell office:value-type="percentage" office:value="-0.4279353228439744" table:formula="of:=[.D20]/[.C20]" table:style-name="ce136">
            <text:p>-42,8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 de Personal Externo</text:p>
          </table:table-cell>
          <table:table-cell office:value-type="float" office:value="110831.15" table:style-name="ce36">
            <text:p>110.831</text:p>
          </table:table-cell>
          <table:table-cell office:value-type="float" office:value="131148.19" table:style-name="ce22">
            <text:p>131.148</text:p>
          </table:table-cell>
          <table:table-cell office:value-type="float" office:value="-20317.040000000008" table:formula="of:=[.B21]-[.C21]" table:style-name="ce137">
            <text:p>-20.317</text:p>
          </table:table-cell>
          <table:table-cell office:value-type="percentage" office:value="-0.15491666335616228" table:formula="of:=[.D21]/[.C21]" table:style-name="ce136">
            <text:p>-15,5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 de Logistica</text:p>
          </table:table-cell>
          <table:table-cell office:value-type="float" office:value="107669.13" table:style-name="ce36">
            <text:p>107.669</text:p>
          </table:table-cell>
          <table:table-cell office:value-type="float" office:value="60966.61" table:style-name="ce22">
            <text:p>60.967</text:p>
          </table:table-cell>
          <table:table-cell office:value-type="float" office:value="46702.520000000004" table:formula="of:=[.B22]-[.C22]" table:style-name="ce137">
            <text:p>46.703</text:p>
          </table:table-cell>
          <table:table-cell office:value-type="percentage" office:value="0.76603439161206444" table:formula="of:=[.D22]/[.C22]" table:style-name="ce136">
            <text:p>76,6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 de Diseño</text:p>
          </table:table-cell>
          <table:table-cell office:value-type="float" office:value="1478.21" table:style-name="ce36">
            <text:p>1.478</text:p>
          </table:table-cell>
          <table:table-cell office:value-type="float" office:value="2720.5" table:style-name="ce22">
            <text:p>2.721</text:p>
          </table:table-cell>
          <table:table-cell office:value-type="float" office:value="-1242.29" table:formula="of:=[.B23]-[.C23]" table:style-name="ce137">
            <text:p>-1.242</text:p>
          </table:table-cell>
          <table:table-cell office:value-type="percentage" office:value="-0.45664032346995037" table:formula="of:=[.D23]/[.C23]" table:style-name="ce136">
            <text:p>-45,7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s Directos de Producción</text:p>
          </table:table-cell>
          <table:table-cell office:value-type="float" office:value="514053.83" table:style-name="ce36">
            <text:p>514.054</text:p>
          </table:table-cell>
          <table:table-cell office:value-type="float" office:value="346666.76" table:style-name="ce22">
            <text:p>346.667</text:p>
          </table:table-cell>
          <table:table-cell office:value-type="float" office:value="167387.07" table:formula="of:=[.B24]-[.C24]" table:style-name="ce137">
            <text:p>167.387</text:p>
          </table:table-cell>
          <table:table-cell office:value-type="percentage" office:value="0.48284718731037263" table:formula="of:=[.D24]/[.C24]" table:style-name="ce136">
            <text:p>48,3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Costos proyecto Threand Hunter</text:p>
          </table:table-cell>
          <table:table-cell office:value-type="float" office:value="0" table:style-name="ce36">
            <text:p>0</text:p>
          </table:table-cell>
          <table:table-cell office:value-type="float" office:value="180633.16" table:style-name="ce22">
            <text:p>180.633</text:p>
          </table:table-cell>
          <table:table-cell office:value-type="float" office:value="-180633.16" table:formula="of:=[.B25]-[.C25]" table:style-name="ce137">
            <text:p>-180.633</text:p>
          </table:table-cell>
          <table:table-cell office:value-type="percentage" office:value="-1" table:formula="of:=[.D25]/[.C25]" table:style-name="ce136">
            <text:p>-100,0%</text:p>
          </table:table-cell>
          <table:table-cell table:number-columns-repeated="16379"/>
        </table:table-row>
        <table:table-row table:style-name="ro1">
          <table:table-cell office:value-type="string" table:style-name="ce45">
            <text:p>Total Costos</text:p>
          </table:table-cell>
          <table:table-cell office:value-type="float" office:value="825448" table:style-name="ce46">
            <text:p>825.448</text:p>
          </table:table-cell>
          <table:table-cell office:value-type="float" office:value="840553.02" table:formula="of:=SUM([.C18:.C25])" table:style-name="ce46">
            <text:p>840.553</text:p>
          </table:table-cell>
          <table:table-cell table:style-name="ce43"/>
          <table:table-cell table:style-name="ce44"/>
          <table:table-cell table:number-columns-repeated="16379"/>
        </table:table-row>
        <table:table-row table:number-rows-repeated="2" table:style-name="ro1">
          <table:table-cell table:style-name="ce35"/>
          <table:table-cell table:style-name="ce36"/>
          <table:table-cell table:style-name="ce2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office:value-type="string" table:style-name="ce35">
            <text:p>Gastos</text:p>
          </table:table-cell>
          <table:table-cell table:style-name="ce36"/>
          <table:table-cell table:style-name="ce22"/>
          <table:table-cell table:style-name="ce43"/>
          <table:table-cell table:style-name="ce44"/>
          <table:table-cell table:number-columns-repeated="16379"/>
        </table:table-row>
        <table:table-row table:style-name="ro1">
          <table:table-cell office:value-type="string" table:style-name="ce41">
            <text:p>Gastos Ventas</text:p>
          </table:table-cell>
          <table:table-cell office:value-type="float" office:value="950" table:style-name="ce36">
            <text:p>950</text:p>
          </table:table-cell>
          <table:table-cell office:value-type="float" office:value="57010" table:style-name="ce22">
            <text:p>57.010</text:p>
          </table:table-cell>
          <table:table-cell office:value-type="float" office:value="-56060" table:formula="of:=[.B30]-[.C30]" table:style-name="ce137">
            <text:p>-56.060</text:p>
          </table:table-cell>
          <table:table-cell office:value-type="percentage" office:value="-0.98333625679705317" table:formula="of:=[.D30]/[.C30]" table:style-name="ce136">
            <text:p>-98,3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Gastos Administrativos</text:p>
          </table:table-cell>
          <table:table-cell office:value-type="float" office:value="116965.66" table:style-name="ce36">
            <text:p>116.966</text:p>
          </table:table-cell>
          <table:table-cell office:value-type="float" office:value="153796.63" table:style-name="ce22">
            <text:p>153.797</text:p>
          </table:table-cell>
          <table:table-cell office:value-type="float" office:value="-36830.97" table:formula="of:=[.B31]-[.C31]" table:style-name="ce137">
            <text:p>-36.831</text:p>
          </table:table-cell>
          <table:table-cell office:value-type="percentage" office:value="-0.23947839429251475" table:formula="of:=[.D31]/[.C31]" table:style-name="ce136">
            <text:p>-23,9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Gastos Financieros</text:p>
          </table:table-cell>
          <table:table-cell office:value-type="float" office:value="696.32" table:style-name="ce36">
            <text:p>696</text:p>
          </table:table-cell>
          <table:table-cell office:value-type="float" office:value="1304.2" table:style-name="ce22">
            <text:p>1.304</text:p>
          </table:table-cell>
          <table:table-cell office:value-type="float" office:value="-607.88" table:formula="of:=[.B32]-[.C32]" table:style-name="ce137">
            <text:p>-608</text:p>
          </table:table-cell>
          <table:table-cell office:value-type="percentage" office:value="-0.4660941573378316" table:formula="of:=[.D32]/[.C32]" table:style-name="ce136">
            <text:p>-46,6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Gastos No Operacionales</text:p>
          </table:table-cell>
          <table:table-cell office:value-type="float" office:value="0" table:style-name="ce36">
            <text:p>0</text:p>
          </table:table-cell>
          <table:table-cell office:value-type="float" office:value="638.83000000000004" table:style-name="ce22">
            <text:p>639</text:p>
          </table:table-cell>
          <table:table-cell office:value-type="float" office:value="-638.83000000000004" table:formula="of:=[.B33]-[.C33]" table:style-name="ce137">
            <text:p>-639</text:p>
          </table:table-cell>
          <table:table-cell office:value-type="percentage" office:value="-1" table:formula="of:=[.D33]/[.C33]" table:style-name="ce136">
            <text:p>-100,0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Otros Gastos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B34]-[.C34]" table:style-name="ce137">
            <text:p>0</text:p>
          </table:table-cell>
          <table:table-cell office:value-type="percentage" office:value="0" table:style-name="ce136">
            <text:p>0,0%</text:p>
          </table:table-cell>
          <table:table-cell table:number-columns-repeated="16379"/>
        </table:table-row>
        <table:table-row table:style-name="ro1">
          <table:table-cell office:value-type="string" table:style-name="ce41">
            <text:p>Impuesto Renta y Participacion Trabajadores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[.B35]-[.C35]" table:style-name="ce137">
            <text:p>0</text:p>
          </table:table-cell>
          <table:table-cell office:value-type="percentage" office:value="0" table:style-name="ce136">
            <text:p>0,0%</text:p>
          </table:table-cell>
          <table:table-cell table:number-columns-repeated="16379"/>
        </table:table-row>
        <table:table-row table:style-name="ro8">
          <table:table-cell office:value-type="string" table:style-name="ce45">
            <text:p>Total Gastos</text:p>
          </table:table-cell>
          <table:table-cell office:value-type="float" office:value="118611.98" table:style-name="ce46">
            <text:p>118.612</text:p>
          </table:table-cell>
          <table:table-cell office:value-type="float" office:value="212749.66" table:formula="of:=SUM([.C30:.C35])" table:style-name="ce51">
            <text:p>212.750</text:p>
          </table:table-cell>
          <table:table-cell table:style-name="ce43"/>
          <table:table-cell table:style-name="ce44"/>
          <table:table-cell table:number-columns-repeated="16379"/>
        </table:table-row>
        <table:table-row table:style-name="ro8">
          <table:table-cell table:style-name="ce35"/>
          <table:table-cell table:style-name="ce49"/>
          <table:table-cell table:style-name="ce47"/>
          <table:table-cell table:style-name="ce43"/>
          <table:table-cell table:style-name="ce40"/>
          <table:table-cell table:number-columns-repeated="16379"/>
        </table:table-row>
        <table:table-row table:style-name="ro1">
          <table:table-cell office:value-type="string" table:style-name="ce45">
            <text:p>Utilidad o (Pérdida)</text:p>
          </table:table-cell>
          <table:table-cell office:value-type="float" office:value="6384.6300000000101" table:style-name="ce46">
            <text:p>6.385</text:p>
          </table:table-cell>
          <table:table-cell office:value-type="float" office:value="-155731.7699999999" table:formula="of:=[.C14]-[.C16]" table:style-name="ce46">
            <text:p>-155.732</text:p>
          </table:table-cell>
          <table:table-cell table:style-name="ce52"/>
          <table:table-cell table:style-name="ce53"/>
          <table:table-cell table:number-columns-repeated="16379"/>
        </table:table-row>
        <table:table-row table:number-rows-repeated="2" table:style-name="ro1">
          <table:table-cell table:style-name="ce1"/>
          <table:table-cell table:style-name="ce39"/>
          <table:table-cell table:number-columns-repeated="2" table:style-name="ce22"/>
          <table:table-cell table:number-columns-repeated="16380" table:style-name="ce1"/>
        </table:table-row>
        <table:table-row table:number-rows-repeated="8" table:style-name="ro1">
          <table:table-cell table:style-name="ce1"/>
          <table:table-cell table:style-name="ce39"/>
          <table:table-cell table:style-name="ce22"/>
          <table:table-cell table:number-columns-repeated="16381" table:style-name="ce1"/>
        </table:table-row>
        <table:table-row table:number-rows-repeated="3" table:style-name="ro1">
          <table:table-cell/>
          <table:table-cell table:style-name="ce39"/>
          <table:table-cell table:style-name="ce22"/>
          <table:table-cell table:number-columns-repeated="16381"/>
        </table:table-row>
        <table:table-row table:number-rows-repeated="2" table:style-name="ro1">
          <table:table-cell/>
          <table:table-cell table:style-name="ce33"/>
          <table:table-cell table:number-columns-repeated="16382" table:style-name="ce1"/>
        </table:table-row>
        <table:table-row table:number-rows-repeated="1048523" table:style-name="ro8">
          <table:table-cell table:number-columns-repeated="16384"/>
        </table:table-row>
      </table:table>
      <table:table table:name="ER_mensuales" table:style-name="ta3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  <style:font-face style:name="Broadway" svg:font-family="Broadway"/>
    <style:font-face style:name="Century Gothic1" svg:font-family="&quot;Century Gothic1&quot;"/>
    <style:font-face style:name="Century Gothic" svg:font-family="&quot;Century Gothic&quot;"/>
    <style:font-face style:name="Arial Narrow" svg:font-family="&quot;Arial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percentage-style style:name="N37">
      <number:number number:decimal-places="1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date-style style:name="N3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raccionado" style:family="table-cell" style:data-style-name="N0">
      <style:table-cell-properties style:vertical-align="automatic" fo:background-color="#FFFF00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in_32_t_237_tulo1" style:display-name="Sin título1" style:family="table-cell" style:data-style-name="N0">
      <style:table-cell-properties style:vertical-align="automatic" fo:background-color="#FFFF00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FF00"/>
    </style:style>
    <style:style style:name="cf2" style:family="table-cell">
      <style:text-properties fo:color="#000000" fo:font-weight="bold" style:font-weight-asian="bold" style:font-weight-complex="bold"/>
    </style:style>
    <style:style style:name="cf3" style:family="table-cell">
      <style:table-cell-properties fo:background-color="#CCFFCC"/>
      <style:text-properties fo:color="#0066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Carlos Almeida</dc:creator>
    <meta:creation-date>2020-11-10T11:41:16Z</meta:creation-date>
    <dc:date>2020-11-26T18:35:08Z</dc:date>
    <meta:editing-cycles>8</meta:editing-cycles>
    <meta:editing-duration>PT5227S</meta:editing-duration>
  </office:meta>
</office:document-meta>
</file>